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e038" officeooo:paragraph-rsid="0006e038"/>
    </style:style>
    <style:style style:name="P2" style:family="paragraph" style:parent-style-name="Standard">
      <style:paragraph-properties fo:text-align="start" style:justify-single-word="false"/>
      <style:text-properties officeooo:rsid="0006e038" officeooo:paragraph-rsid="0006e038"/>
    </style:style>
    <style:style style:name="P3" style:family="paragraph" style:parent-style-name="Standard">
      <style:paragraph-properties fo:text-align="start" style:justify-single-word="false"/>
      <style:text-properties officeooo:paragraph-rsid="0006e038"/>
    </style:style>
    <style:style style:name="P4" style:family="paragraph" style:parent-style-name="Standard">
      <style:paragraph-properties fo:text-align="start" style:justify-single-word="false"/>
      <style:text-properties officeooo:paragraph-rsid="00082209"/>
    </style:style>
    <style:style style:name="P5" style:family="paragraph" style:parent-style-name="Standard">
      <style:paragraph-properties fo:text-align="start" style:justify-single-word="false"/>
      <style:text-properties officeooo:rsid="00082209" officeooo:paragraph-rsid="00082209"/>
    </style:style>
    <style:style style:name="T1" style:family="text">
      <style:text-properties officeooo:rsid="0006e038"/>
    </style:style>
    <style:style style:name="T2" style:family="text">
      <style:text-properties officeooo:rsid="0008220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t Traitement d’image</text:p>
      <text:p text:style-name="P1">Classification </text:p>
      <text:p text:style-name="P1">Rapport : 4/02/2020</text:p>
      <text:p text:style-name="P1"/>
      <text:p text:style-name="P2">Descripteur à utiliser :</text:p>
      <text:p text:style-name="P3"><text:span text:style-name="T1">- HOG : H</text:span>istogram of <text:span text:style-name="T1">O</text:span>riented <text:span text:style-name="T1">G</text:span>radients</text:p>
      <text:p text:style-name="P5">-</text:p>
      <text:p text:style-name="P4"><text:span text:style-name="T2">- SURF : </text:span>Speeded-Up Robust Features</text:p>
      <text:p text:style-name="P5"><text:a xlink:type="simple" xlink:href="https://opencv-python-tutroals.readthedocs.io/en/latest/py_tutorials/py_feature2d/py_surf_intro/py_surf_intro.html" text:style-name="Internet_20_link" text:visited-style-name="Visited_20_Internet_20_Link">https://opencv-python-tutroals.readthedocs.io/en/latest/py_tutorials/py_feature2d/py_surf_intro/py_surf_intro.html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0:27:35.749372715</meta:creation-date>
    <dc:date>2020-02-04T11:40:26.344509964</dc:date>
    <meta:editing-duration>PT12M30S</meta:editing-duration>
    <meta:editing-cycles>1</meta:editing-cycles>
    <meta:document-statistic meta:table-count="0" meta:image-count="0" meta:object-count="0" meta:page-count="1" meta:paragraph-count="8" meta:word-count="26" meta:character-count="272" meta:non-whitespace-character-count="253"/>
    <meta:generator>LibreOffice/5.2.7.2$Linux_X86_64 LibreOffice_project/20m0$Build-2</meta:generator>
  </office:meta>
</office:document-meta>
</file>